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3.3458in" style:rel-column-width="32764*"/>
    </style:style>
    <style:style style:name="Таблица1.B" style:family="table-column">
      <style:table-column-properties style:column-width="3.3465in" style:rel-column-width="32771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ru" fo:country="RU"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L4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language="uk" fo:country="UA"/>
    </style:style>
    <style:style style:name="P19" style:family="paragraph" style:parent-style-name="Standard" style:list-style-name="L3">
      <style:paragraph-properties fo:text-align="justify" style:justify-single-word="false"/>
      <style:text-properties fo:language="en" fo:country="US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22" style:family="paragraph" style:parent-style-name="Standard" style:list-style-name="L5">
      <style:paragraph-properties fo:margin-left="0.9846in" fo:margin-right="0in" fo:text-align="justify" style:justify-single-word="false" fo:text-indent="-0.25in" style:auto-text-indent="false"/>
      <style:text-properties fo:language="en" fo:country="US" fo:font-weight="normal" style:font-weight-asian="normal" style:font-weight-complex="normal"/>
    </style:style>
    <style:style style:name="P23" style:family="paragraph" style:parent-style-name="Standard" style:list-style-name="L5">
      <style:paragraph-properties fo:margin-left="0.7346in" fo:margin-right="0in" fo:text-align="justify" style:justify-single-word="false" fo:text-indent="0in" style:auto-text-indent="false"/>
      <style:text-properties fo:language="ru" fo:country="RU" fo:font-weight="normal" style:font-weight-asian="normal" style:font-weight-complex="normal"/>
    </style:style>
    <style:style style:name="P24" style:family="paragraph" style:parent-style-name="Standard" style:list-style-name="L5">
      <style:paragraph-properties fo:margin-left="0in" fo:margin-right="0in" fo:text-align="justify" style:justify-single-word="false" fo:text-indent="0in" style:auto-text-indent="false"/>
      <style:text-properties fo:language="ru" fo:country="RU" fo:font-weight="normal" style:font-weight-asian="normal" style:font-weight-complex="normal"/>
    </style:style>
    <style:style style:name="P25" style:family="paragraph" style:parent-style-name="Standard" style:list-style-name="L5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26" style:family="paragraph" style:parent-style-name="Standard" style:list-style-name="L8">
      <style:paragraph-properties fo:margin-left="0.9846in" fo:margin-right="0in" fo:text-align="justify" style:justify-single-word="false" fo:text-indent="0in" style:auto-text-indent="false"/>
      <style:text-properties fo:language="ru" fo:country="RU" fo:font-weight="normal" style:font-weight-asian="normal" style:font-weight-complex="normal"/>
    </style:style>
    <style:style style:name="P27" style:family="paragraph" style:parent-style-name="Standard" style:list-style-name="L10">
      <style:paragraph-properties fo:margin-left="0.4925in" fo:margin-right="0in" fo:text-align="justify" style:justify-single-word="false" fo:text-indent="-0.25in" style:auto-text-indent="false"/>
    </style:style>
    <style:style style:name="P28" style:family="paragraph" style:parent-style-name="Standard" style:list-style-name="L10">
      <style:paragraph-properties fo:margin-left="0.4925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29" style:family="paragraph" style:parent-style-name="Standard" style:list-style-name="L5">
      <style:paragraph-properties fo:margin-left="1.2272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weight="normal" style:font-weight-asian="normal" style:font-weight-complex="normal"/>
    </style:style>
    <style:style style:name="T6" style:family="text">
      <style:text-properties style:font-name="Times New Roman1" fo:font-size="12pt" fo:language="uk" fo:country="UA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uk" fo:country="UA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uk" fo:country="UA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style:font-weight-asian="normal"/>
    </style:style>
    <style:style style:name="T15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зюме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ФИО </text:p>
          </table:table-cell>
          <table:table-cell table:style-name="Таблица1.B1" office:value-type="string">
            <text:p text:style-name="P3">Додатко Александр Викторович</text:p>
          </table:table-cell>
        </table:table-row>
        <table:table-row>
          <table:table-cell table:style-name="Таблица1.A2" office:value-type="string">
            <text:p text:style-name="P3"><text:span text:style-name="T12">Год</text:span> рождения</text:p>
          </table:table-cell>
          <table:table-cell table:style-name="Таблица1.B2" office:value-type="float" office:value="1988">
            <text:p text:style-name="P3">1988</text:p>
          </table:table-cell>
        </table:table-row>
        <table:table-row>
          <table:table-cell table:style-name="Таблица1.A2" office:value-type="string">
            <text:p text:style-name="P3">Контактный телефон</text:p>
          </table:table-cell>
          <table:table-cell table:style-name="Таблица1.B3" office:value-type="string">
            <text:p text:style-name="P3"><text:span text:style-name="T12">+</text:span>380957221791</text:p>
          </table:table-cell>
        </table:table-row>
        <table:table-row>
          <table:table-cell table:style-name="Таблица1.A2" office:value-type="string">
            <text:p text:style-name="P5">E-mail</text:p>
          </table:table-cell>
          <table:table-cell table:style-name="Таблица1.B3" office:value-type="string">
            <text:p text:style-name="P5"><text:a xlink:type="simple" xlink:href="mailto:dodikk88.reg@gmail.com">dodikk88.reg@gmail.com</text:a></text:p>
          </table:table-cell>
        </table:table-row>
        <table:table-row>
          <table:table-cell table:style-name="Таблица1.A2" office:value-type="string">
            <text:p text:style-name="P4">Место проживания</text:p>
          </table:table-cell>
          <table:table-cell table:style-name="Таблица1.B3" office:value-type="string">
            <text:p text:style-name="P4">Днепропетровск, Украина</text:p>
          </table:table-cell>
        </table:table-row>
      </table:table>
      <text:p text:style-name="P2"/>
      <text:p text:style-name="P3"/>
      <text:p text:style-name="P3">Образование :</text:p>
      <text:list xml:id="list1077692873" text:style-name="L1">
        <text:list-item>
          <text:p text:style-name="P10">Днепропетровский национальный университет – 2005..2010.</text:p>
          <text:p text:style-name="P10">Факультет прикладной математики.</text:p>
          <text:p text:style-name="P10">Специальность – «Программное обеспечение автоматизированных систем»</text:p>
        </text:list-item>
        <text:list-item>
          <text:p text:style-name="P10">Днепропетровский лицей информационных технологий (ЛИТ) — 2003 .. 2005</text:p>
          <text:p text:style-name="P10">Победитель <text:span text:style-name="T3">олимпиад городского уровня</text:span> по математике и физике.</text:p>
        </text:list-item>
      </text:list>
      <text:p text:style-name="P3"/>
      <text:p text:style-name="P3">Статус : магистр.</text:p>
      <text:p text:style-name="P3"/>
      <text:p text:style-name="P13"><text:span text:style-name="T2">Тема бакалаврской работы - «Экспериментальное исследование нейронечеткой каскадной корреляции»</text:span></text:p>
      <text:list xml:id="list298728500" text:style-name="L2">
        <text:list-header>
          <text:p text:style-name="P12"><text:span text:style-name="T10"/></text:p>
        </text:list-header>
      </text:list>
      <text:p text:style-name="P3">Публикации : </text:p>
      <text:p text:style-name="P3"><text:tab/>1. Кузнецов К.А., Додатко А.В. <text:span text:style-name="T10">М</text:span><text:span text:style-name="T8">етоды адаптивного проектирования нейронных сетей прямого распространения с каскадной архитектурой. -</text:span><text:span text:style-name="T4"> XVI </text:span><text:span text:style-name="T10">конференция по автоматическому управлению («</text:span><text:span text:style-name="T4">Автоматика-</text:span><text:span text:style-name="T10">2009»).- Черновцы: Книги XXI, 2009. с332-333</text:span></text:p>
      <text:p text:style-name="P3"/>
      <text:p text:style-name="P3"/>
      <text:p text:style-name="P3">Научные интересы:</text:p>
      <text:list xml:id="list1837113105" text:style-name="L3">
        <text:list-item>
          <text:p text:style-name="P11">Нейронные сети</text:p>
        </text:list-item>
        <text:list-item>
          <text:p text:style-name="P19"><text:span text:style-name="T2">L-</text:span><text:span text:style-name="T11">системы</text:span></text:p>
        </text:list-item>
        <text:list-item>
          <text:p text:style-name="P16">Генетические алгоритмы</text:p>
        </text:list-item>
        <text:list-item>
          <text:p text:style-name="P16">Карты самоорганизации</text:p>
        </text:list-item>
        <text:list-item>
          <text:p text:style-name="P16">Оптимизация роем частиц</text:p>
          <text:p text:style-name="P21"/>
        </text:list-item>
      </text:list>
      <text:p text:style-name="P3"/>
      <text:p text:style-name="P3">Иностранные языки :</text:p>
      <text:list xml:id="list380482510" text:style-name="L10">
        <text:list-item>
          <text:p text:style-name="P27"><text:span text:style-name="T2">Английский</text:span><text:span text:style-name="T13">. - свободно владею языком (</text:span><text:span text:style-name="T2">жил 3 месяца в США по программе обмена </text:span><text:span text:style-name="T13">CCUSA</text:span><text:span text:style-name="T2">)</text:span></text:p>
        </text:list-item>
        <text:list-item>
          <text:p text:style-name="P28">Русский —<text:span text:style-name="T10"> второй родной язык</text:span></text:p>
        </text:list-item>
      </text:list>
      <text:p text:style-name="P6">Предыдущие места работы :</text:p>
      <text:p text:style-name="P3"/>
      <text:p text:style-name="P3">Опыт профессионального программирования – 2 года.</text:p>
      <text:p text:style-name="P3"><text:span text:style-name="T12">2008..2010 – </text:span><text:span text:style-name="T10">компания</text:span> <text:span text:style-name="T12">«ApriorIT». </text:span></text:p>
      <text:list xml:id="list1130828635" text:style-name="L4">
        <text:list-item>
          <text:p text:style-name="P14"><text:span text:style-name="T11">Программирование на </text:span><text:span text:style-name="T13">C++, C#. </text:span></text:p>
        </text:list-item>
        <text:list-item>
          <text:p text:style-name="P14"><text:span text:style-name="T13">Р</text:span><text:span text:style-name="T11">абота с </text:span><text:span text:style-name="T13">USB </text:span><text:span text:style-name="T11">устройствами. </text:span></text:p>
        </text:list-item>
        <text:list-item>
          <text:p text:style-name="P17">Восстановление недокументированных протоколов и форматов данных.</text:p>
        </text:list-item>
        <text:list-item>
          <text:p text:style-name="P14"><text:span text:style-name="T11">Программирование микроконтроллеров </text:span><text:span text:style-name="T13">AVR32. (embedded development)</text:span></text:p>
        </text:list-item>
      </text:list>
      <text:p text:style-name="P5"/>
      <text:p text:style-name="P5"/>
      <text:p text:style-name="P4">Навыки и умения</text:p>
      <text:p text:style-name="P4"><text:tab/>Языки программирования :</text:p>
      <text:list xml:id="list188012264" text:style-name="L5">
        <text:list-item>
          <text:p text:style-name="P22">C++</text:p>
          <text:p text:style-name="P23">Опыт использования библиотек : <text:span text:style-name="T12">stl, libc, boost, QT, QWT, VCL</text:span></text:p>
          <text:p text:style-name="P23">Опыт работы с компиляторами <text:s/>: <text:span text:style-name="T12">Microsoft Visual C++, GCC</text:span></text:p>
          <text:p text:style-name="P23">Опыт работы с <text:span text:style-name="T12">IDE</text:span> :<text:span text:style-name="T12">Microsoft Visual Studio (2005, 2008), Eclipse (CDT), Code::Blocks, QT Creator, Borland Builder</text:span></text:p>
          <text:p text:style-name="P25"/>
        </text:list-item>
        <text:list-item>
          <text:p text:style-name="P22">C#</text:p>
          <text:p text:style-name="P29">Windows forms (GUI), ADO, Sockets, containers, threads, Interaction with the native code, marshalling, XML serialization</text:p>
          <text:p text:style-name="P25"/>
        </text:list-item>
        <text:list-item>
          <text:p text:style-name="P22">Matlab, (Neural network toolbox)</text:p>
        </text:list-item>
        <text:list-item>
          <text:p text:style-name="P22">Java (Containers, Sockets, Threads, Swing)</text:p>
          <text:p text:style-name="P25"/>
        </text:list-item>
        <text:list-item>
          <text:p text:style-name="P22">Scripting</text:p>
          <text:p text:style-name="P29">*.bat <text:s/>files (Windows), bash, python, VBA, VB script</text:p>
          <text:p text:style-name="P24"/>
        </text:list-item>
      </text:list>
      <text:p text:style-name="P7">Опыт работы с платформами :<text:span text:style-name="T12">MS Windows, GNU Linux (Ubuntu), Free RTOS (with AVR32 hardware)</text:span></text:p>
      <text:p text:style-name="P8"/>
      <text:p text:style-name="P13"><text:span text:style-name="T2"><text:tab/>Базы данных :</text:span><text:span text:style-name="T13">Microsoft SQL server, SqLite, </text:span><text:span text:style-name="T11">Библиотеки </text:span><text:span text:style-name="T13">ADO, QT Sql.</text:span></text:p>
      <text:p text:style-name="P7"/>
      <text:p text:style-name="P3"><text:tab/><text:span text:style-name="T10">Опыт работы с </text:span><text:span text:style-name="T12">USB </text:span><text:span text:style-name="T10">устройствами </text:span></text:p>
      <text:p text:style-name="P3"><text:span text:style-name="T10"><text:tab/><text:tab/></text:span><text:span text:style-name="T12">телефоны</text:span><text:span text:style-name="T10"> :</text:span><text:span text:style-name="T12">Samsung, LG, Motorola, Palm handheld (with Palm OS), PalmPre</text:span></text:p>
      <text:list xml:id="list1704698879" text:style-name="L8">
        <text:list-header>
          <text:p text:style-name="P26">протоколы :<text:span text:style-name="T12">AT, Brew</text:span></text:p>
        </text:list-header>
      </text:list>
      <text:p text:style-name="P4"/>
      <text:p text:style-name="P4"/>
      <text:p text:style-name="P4"/>
      <text:p text:style-name="P4"><text:tab/>Использование систем контроля версий : <text:span text:style-name="T12">Sourcegear Vault, SVN (Tortoise SVN, Rabbit VCS, Visual SVN), GIT (tortoise GIT client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8T11:27:50.70</meta:creation-date>
    <dc:date>2010-01-11T10:41:58</dc:date>
    <meta:editing-duration>PT02H33M43S</meta:editing-duration>
    <meta:editing-cycles>387</meta:editing-cycles>
    <meta:generator>OpenOffice.org/3.0$Linux OpenOffice.org_project/300m15$Build-9379</meta:generator>
    <meta:document-statistic meta:table-count="1" meta:image-count="0" meta:object-count="0" meta:page-count="2" meta:paragraph-count="55" meta:word-count="321" meta:character-count="2302"/>
  </office:meta>
</office:document-meta>
</file>